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3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4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4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Abertura</text:p>
          </table:table-cell>
          <table:table-cell table:style-name="ce38" office:value-type="float" office:value="600" calcext:value-type="float">
            <text:p>6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00" calcext:value-type="float">
            <text:p>600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Taxas</text:p>
          </table:table-cell>
          <table:table-cell table:style-name="ce38" office:value-type="float" office:value="209" calcext:value-type="float">
            <text:p>209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209" calcext:value-type="float">
            <text:p>209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2-11" calcext:value-type="date">
            <text:p>11/02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5-08" calcext:value-type="date">
            <text:p>08/05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7-08" calcext:value-type="date">
            <text:p>08/07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2])" office:value-type="float" office:value="0" calcext:value-type="float">
            <text:p>-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6:26:49.6348305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07">00/00/0000</text:date></text:span><text:span text:style-name="MT6"><text:s/>- </text:span><text:span text:style-name="MT6"><text:time style:data-style-name="N2" text:time-value="16:26:49.642851400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6:26:49.649709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07T16:27:48.266197800</dc:date>
    <dc:language>pt-PT</dc:language>
    <meta:editing-cycles>650</meta:editing-cycles>
    <meta:editing-duration>P3DT14H34M40S</meta:editing-duration>
    <meta:print-date>2022-12-01T16:36:33.088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